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3ff3f" officeooo:paragraph-rsid="0003ff3f"/>
    </style:style>
    <style:style style:name="P2" style:family="paragraph" style:parent-style-name="Standard">
      <style:paragraph-properties fo:text-align="start" style:justify-single-word="false"/>
      <style:text-properties officeooo:rsid="0003ff3f" officeooo:paragraph-rsid="0003ff3f"/>
    </style:style>
    <style:style style:name="P3" style:family="paragraph" style:parent-style-name="Standard">
      <style:paragraph-properties fo:text-align="start" style:justify-single-word="false"/>
      <style:text-properties officeooo:rsid="00044546" officeooo:paragraph-rsid="00044546"/>
    </style:style>
    <style:style style:name="P4" style:family="paragraph" style:parent-style-name="Standard">
      <style:paragraph-properties fo:text-align="start" style:justify-single-word="false"/>
      <style:text-properties officeooo:rsid="00044546" officeooo:paragraph-rsid="00058ed3"/>
    </style:style>
    <style:style style:name="P5" style:family="paragraph" style:parent-style-name="Standard">
      <style:paragraph-properties fo:text-align="start" style:justify-single-word="false"/>
      <style:text-properties officeooo:rsid="00044546" officeooo:paragraph-rsid="00088eab"/>
    </style:style>
    <style:style style:name="P6" style:family="paragraph" style:parent-style-name="Standard">
      <style:paragraph-properties fo:text-align="start" style:justify-single-word="false"/>
      <style:text-properties officeooo:rsid="00058ed3" officeooo:paragraph-rsid="00058ed3"/>
    </style:style>
    <style:style style:name="P7" style:family="paragraph" style:parent-style-name="Standard">
      <style:paragraph-properties fo:text-align="start" style:justify-single-word="false"/>
      <style:text-properties officeooo:rsid="00078537" officeooo:paragraph-rsid="00078537"/>
    </style:style>
    <style:style style:name="P8" style:family="paragraph" style:parent-style-name="Standard">
      <style:paragraph-properties fo:text-align="start" style:justify-single-word="false"/>
      <style:text-properties style:text-position="0% 100%" officeooo:rsid="00078537" officeooo:paragraph-rsid="00078537"/>
    </style:style>
    <style:style style:name="P9" style:family="paragraph" style:parent-style-name="Standard">
      <style:paragraph-properties fo:text-align="start" style:justify-single-word="false"/>
      <style:text-properties style:text-position="0% 100%" officeooo:rsid="0008128c" officeooo:paragraph-rsid="0008128c"/>
    </style:style>
    <style:style style:name="P10" style:family="paragraph" style:parent-style-name="Standard">
      <style:paragraph-properties fo:text-align="start" style:justify-single-word="false"/>
      <style:text-properties style:text-position="0% 100%" officeooo:rsid="00088eab" officeooo:paragraph-rsid="00088eab"/>
    </style:style>
    <style:style style:name="P11" style:family="paragraph" style:parent-style-name="Standard">
      <style:paragraph-properties fo:text-align="start" style:justify-single-word="false"/>
      <style:text-properties style:text-position="0% 100%" officeooo:rsid="000a2e0f" officeooo:paragraph-rsid="000a2e0f"/>
    </style:style>
    <style:style style:name="P12" style:family="paragraph" style:parent-style-name="Standard">
      <style:paragraph-properties fo:text-align="start" style:justify-single-word="false"/>
      <style:text-properties style:text-position="0% 100%" officeooo:rsid="000c2824" officeooo:paragraph-rsid="000c2824"/>
    </style:style>
    <style:style style:name="P13" style:family="paragraph" style:parent-style-name="Standard">
      <style:paragraph-properties fo:text-align="start" style:justify-single-word="false"/>
      <style:text-properties style:text-position="0% 100%" officeooo:rsid="0003ff3f" officeooo:paragraph-rsid="0003ff3f"/>
    </style:style>
    <style:style style:name="P14" style:family="paragraph" style:parent-style-name="Standard">
      <style:paragraph-properties fo:text-align="start" style:justify-single-word="false"/>
      <style:text-properties style:text-position="0% 100%" style:font-name="Liberation Serif" officeooo:rsid="00058ed3" officeooo:paragraph-rsid="00058ed3"/>
    </style:style>
    <style:style style:name="P15" style:family="paragraph" style:parent-style-name="Standard">
      <style:paragraph-properties fo:text-align="start" style:justify-single-word="false"/>
      <style:text-properties style:text-position="0% 100%" style:font-name="Liberation Serif" officeooo:rsid="00078537" officeooo:paragraph-rsid="00078537"/>
    </style:style>
    <style:style style:name="P16" style:family="paragraph" style:parent-style-name="Standard">
      <style:paragraph-properties fo:text-align="start" style:justify-single-word="false"/>
      <style:text-properties style:text-position="0% 100%" style:font-name="Liberation Serif" officeooo:rsid="0008128c" officeooo:paragraph-rsid="0008128c"/>
    </style:style>
    <style:style style:name="P17" style:family="paragraph" style:parent-style-name="Standard">
      <style:paragraph-properties fo:text-align="start" style:justify-single-word="false"/>
      <style:text-properties style:text-position="0% 100%" style:font-name="Liberation Serif" officeooo:rsid="00088eab" officeooo:paragraph-rsid="00088eab"/>
    </style:style>
    <style:style style:name="P18" style:family="paragraph" style:parent-style-name="Standard">
      <style:paragraph-properties fo:text-align="start" style:justify-single-word="false"/>
      <style:text-properties style:text-position="0% 100%" style:font-name="Liberation Serif" officeooo:rsid="00088eab" officeooo:paragraph-rsid="000a2e0f"/>
    </style:style>
    <style:style style:name="P19" style:family="paragraph" style:parent-style-name="Standard">
      <style:paragraph-properties fo:text-align="start" style:justify-single-word="false"/>
      <style:text-properties style:text-position="0% 100%" style:font-name="Liberation Serif" officeooo:rsid="000a2e0f" officeooo:paragraph-rsid="000a2e0f"/>
    </style:style>
    <style:style style:name="P20" style:family="paragraph" style:parent-style-name="Standard">
      <style:paragraph-properties fo:text-align="start" style:justify-single-word="false"/>
      <style:text-properties style:text-position="0% 100%" style:font-name="Liberation Serif" officeooo:rsid="000c2824" officeooo:paragraph-rsid="000c2824"/>
    </style:style>
    <style:style style:name="P21" style:family="paragraph" style:parent-style-name="Standard">
      <style:paragraph-properties fo:text-align="start" style:justify-single-word="false"/>
      <style:text-properties style:text-position="0% 100%" style:font-name="Liberation Serif" officeooo:rsid="000ca3a1" officeooo:paragraph-rsid="000ca3a1"/>
    </style:style>
    <style:style style:name="P22" style:family="paragraph" style:parent-style-name="Standard">
      <style:paragraph-properties fo:text-align="start" style:justify-single-word="false"/>
      <style:text-properties style:text-position="0% 100%" style:font-name="Liberation Serif" officeooo:rsid="000dec74" officeooo:paragraph-rsid="000dec74"/>
    </style:style>
    <style:style style:name="P23" style:family="paragraph" style:parent-style-name="Standard">
      <style:paragraph-properties fo:text-align="start" style:justify-single-word="false"/>
      <style:text-properties style:text-position="0% 100%" style:font-name="Liberation Serif" officeooo:rsid="000eb844" officeooo:paragraph-rsid="000eb844"/>
    </style:style>
    <style:style style:name="P24" style:family="paragraph" style:parent-style-name="Standard">
      <style:paragraph-properties fo:text-align="start" style:justify-single-word="false"/>
      <style:text-properties style:text-position="0% 100%" style:font-name="Liberation Serif" officeooo:rsid="000eb844" officeooo:paragraph-rsid="0018ea4d"/>
    </style:style>
    <style:style style:name="P25" style:family="paragraph" style:parent-style-name="Standard">
      <style:paragraph-properties fo:text-align="start" style:justify-single-word="false"/>
      <style:text-properties style:text-position="0% 100%" style:font-name="Liberation Serif" officeooo:rsid="000fea16" officeooo:paragraph-rsid="000fea16"/>
    </style:style>
    <style:style style:name="P26" style:family="paragraph" style:parent-style-name="Standard">
      <style:paragraph-properties fo:text-align="start" style:justify-single-word="false"/>
      <style:text-properties style:text-position="0% 100%" style:font-name="Liberation Serif" officeooo:rsid="0011a1a0" officeooo:paragraph-rsid="0011a1a0"/>
    </style:style>
    <style:style style:name="P27" style:family="paragraph" style:parent-style-name="Standard">
      <style:paragraph-properties fo:text-align="start" style:justify-single-word="false"/>
      <style:text-properties style:text-position="0% 100%" style:font-name="Liberation Serif" officeooo:rsid="0014aa36" officeooo:paragraph-rsid="0014aa36"/>
    </style:style>
    <style:style style:name="P28" style:family="paragraph" style:parent-style-name="Standard">
      <style:paragraph-properties fo:text-align="start" style:justify-single-word="false"/>
      <style:text-properties style:text-position="0% 100%" style:font-name="Liberation Serif" officeooo:rsid="0014aa36" officeooo:paragraph-rsid="00161b07"/>
    </style:style>
    <style:style style:name="P29" style:family="paragraph" style:parent-style-name="Standard">
      <style:paragraph-properties fo:text-align="start" style:justify-single-word="false"/>
      <style:text-properties style:text-position="0% 100%" style:font-name="Liberation Serif1" officeooo:rsid="0011a1a0" officeooo:paragraph-rsid="0011a1a0"/>
    </style:style>
    <style:style style:name="P30" style:family="paragraph" style:parent-style-name="Standard">
      <style:paragraph-properties fo:text-align="start" style:justify-single-word="false"/>
      <style:text-properties style:text-position="0% 100%" style:font-name="Liberation Serif1" officeooo:rsid="0012c2ef" officeooo:paragraph-rsid="001ac133"/>
    </style:style>
    <style:style style:name="P31" style:family="paragraph" style:parent-style-name="Standard">
      <style:paragraph-properties fo:text-align="start" style:justify-single-word="false"/>
      <style:text-properties style:text-position="0% 100%" style:font-name="Liberation Serif1" officeooo:rsid="0013ff2c" officeooo:paragraph-rsid="0013ff2c"/>
    </style:style>
    <style:style style:name="P32" style:family="paragraph" style:parent-style-name="Standard">
      <style:paragraph-properties fo:text-align="start" style:justify-single-word="false"/>
      <style:text-properties style:text-position="0% 100%" style:font-name="Liberation Serif1" officeooo:rsid="0014aa36" officeooo:paragraph-rsid="0014aa36"/>
    </style:style>
    <style:style style:name="P33" style:family="paragraph" style:parent-style-name="Standard">
      <style:paragraph-properties fo:text-align="start" style:justify-single-word="false"/>
      <style:text-properties style:text-position="0% 100%" style:font-name="Liberation Serif1" officeooo:rsid="0014aa36" officeooo:paragraph-rsid="00161b07"/>
    </style:style>
    <style:style style:name="P34" style:family="paragraph" style:parent-style-name="Standard">
      <style:paragraph-properties fo:text-align="start" style:justify-single-word="false"/>
      <style:text-properties style:text-position="0% 100%" style:font-name="Liberation Serif1" officeooo:rsid="00161b07" officeooo:paragraph-rsid="0014aa36"/>
    </style:style>
    <style:style style:name="P35" style:family="paragraph" style:parent-style-name="Standard">
      <style:paragraph-properties fo:text-align="start" style:justify-single-word="false"/>
      <style:text-properties style:text-position="0% 100%" style:font-name="Liberation Serif1" officeooo:rsid="00161b07" officeooo:paragraph-rsid="00161b07"/>
    </style:style>
    <style:style style:name="P36" style:family="paragraph" style:parent-style-name="Standard">
      <style:paragraph-properties fo:text-align="start" style:justify-single-word="false"/>
      <style:text-properties style:text-position="0% 100%" style:font-name="Liberation Serif1" officeooo:rsid="0017cfd4" officeooo:paragraph-rsid="0017cfd4"/>
    </style:style>
    <style:style style:name="P37" style:family="paragraph" style:parent-style-name="Standard">
      <style:paragraph-properties fo:text-align="start" style:justify-single-word="false"/>
      <style:text-properties style:text-position="0% 100%" style:font-name="Liberation Serif1" officeooo:rsid="00181e75" officeooo:paragraph-rsid="0017cfd4"/>
    </style:style>
    <style:style style:name="P38" style:family="paragraph" style:parent-style-name="Standard">
      <style:paragraph-properties fo:text-align="start" style:justify-single-word="false"/>
      <style:text-properties style:text-position="0% 100%" style:font-name="Liberation Serif1" officeooo:rsid="00181e75" officeooo:paragraph-rsid="00181e75"/>
    </style:style>
    <style:style style:name="P39" style:family="paragraph" style:parent-style-name="Standard">
      <style:paragraph-properties fo:text-align="start" style:justify-single-word="false"/>
      <style:text-properties style:text-position="0% 100%" style:font-name="Liberation Serif1" officeooo:rsid="00182374" officeooo:paragraph-rsid="00182374"/>
    </style:style>
    <style:style style:name="P40" style:family="paragraph" style:parent-style-name="Standard">
      <style:paragraph-properties fo:text-align="start" style:justify-single-word="false" fo:break-before="page"/>
      <style:text-properties style:text-position="0% 100%" style:font-name="Liberation Serif" officeooo:rsid="00078537" officeooo:paragraph-rsid="00078537"/>
    </style:style>
    <style:style style:name="P41" style:family="paragraph" style:parent-style-name="Standard">
      <style:paragraph-properties fo:text-align="start" style:justify-single-word="false" fo:break-before="page"/>
      <style:text-properties style:text-position="0% 100%" style:font-name="Liberation Serif" officeooo:rsid="000ca3a1" officeooo:paragraph-rsid="000ca3a1"/>
    </style:style>
    <style:style style:name="P42" style:family="paragraph" style:parent-style-name="Standard">
      <style:paragraph-properties fo:text-align="start" style:justify-single-word="false" fo:break-before="page"/>
      <style:text-properties style:text-position="0% 100%" style:font-name="Liberation Serif1" officeooo:rsid="000eeafa" officeooo:paragraph-rsid="000eeafa"/>
    </style:style>
    <style:style style:name="P43" style:family="paragraph" style:parent-style-name="Standard">
      <style:paragraph-properties fo:text-align="start" style:justify-single-word="false"/>
      <style:text-properties style:text-position="0% 100%" style:font-name="Liberation Serif1" officeooo:rsid="001ac133" officeooo:paragraph-rsid="001ac133"/>
    </style:style>
    <style:style style:name="P44" style:family="paragraph" style:parent-style-name="Standard">
      <style:paragraph-properties fo:text-align="start" style:justify-single-word="false"/>
      <style:text-properties officeooo:rsid="00058ed3" officeooo:paragraph-rsid="001c6d1b"/>
    </style:style>
    <style:style style:name="P45" style:family="paragraph" style:parent-style-name="Standard">
      <style:paragraph-properties fo:text-align="start" style:justify-single-word="false"/>
      <style:text-properties officeooo:rsid="001c6d1b" officeooo:paragraph-rsid="001c6d1b"/>
    </style:style>
    <style:style style:name="T1" style:family="text">
      <style:text-properties style:text-position="super 58%"/>
    </style:style>
    <style:style style:name="T2" style:family="text">
      <style:text-properties style:text-position="super 58%" style:font-name="Liberation Serif"/>
    </style:style>
    <style:style style:name="T3" style:family="text">
      <style:text-properties style:text-position="super 58%" officeooo:rsid="0018ea4d"/>
    </style:style>
    <style:style style:name="T4" style:family="text">
      <style:text-properties style:text-position="0% 100%"/>
    </style:style>
    <style:style style:name="T5" style:family="text">
      <style:text-properties style:text-position="0% 100%" style:font-name="Liberation Serif1"/>
    </style:style>
    <style:style style:name="T6" style:family="text">
      <style:text-properties style:text-position="0% 100%" style:font-name="Liberation Serif1" officeooo:rsid="00078537"/>
    </style:style>
    <style:style style:name="T7" style:family="text">
      <style:text-properties style:text-position="0% 100%" style:font-name="Liberation Serif"/>
    </style:style>
    <style:style style:name="T8" style:family="text">
      <style:text-properties style:text-position="0% 100%" officeooo:rsid="001c6d1b"/>
    </style:style>
    <style:style style:name="T9" style:family="text">
      <style:text-properties officeooo:rsid="00058ed3"/>
    </style:style>
    <style:style style:name="T10" style:family="text">
      <style:text-properties style:text-position="sub 58%"/>
    </style:style>
    <style:style style:name="T11" style:family="text">
      <style:text-properties style:text-position="sub 58%" style:font-name="Liberation Serif"/>
    </style:style>
    <style:style style:name="T12" style:family="text">
      <style:text-properties style:font-name="Liberation Serif1"/>
    </style:style>
    <style:style style:name="T13" style:family="text">
      <style:text-properties style:font-name="Liberation Serif1" officeooo:rsid="00078537"/>
    </style:style>
    <style:style style:name="T14" style:family="text">
      <style:text-properties style:font-name="Liberation Serif1" officeooo:rsid="0011a1a0"/>
    </style:style>
    <style:style style:name="T15" style:family="text">
      <style:text-properties style:font-name="Liberation Serif1" officeooo:rsid="000eb844"/>
    </style:style>
    <style:style style:name="T16" style:family="text">
      <style:text-properties style:font-name="Liberation Serif1" officeooo:rsid="0012d742"/>
    </style:style>
    <style:style style:name="T17" style:family="text">
      <style:text-properties style:font-name="Liberation Serif1" officeooo:rsid="00161b07"/>
    </style:style>
    <style:style style:name="T18" style:family="text">
      <style:text-properties style:font-name="Liberation Serif1" officeooo:rsid="0018ea4d"/>
    </style:style>
    <style:style style:name="T19" style:family="text">
      <style:text-properties style:font-name="Liberation Serif"/>
    </style:style>
    <style:style style:name="T20" style:family="text">
      <style:text-properties style:font-name="Liberation Serif" officeooo:rsid="00078537"/>
    </style:style>
    <style:style style:name="T21" style:family="text">
      <style:text-properties style:font-name="Liberation Serif" officeooo:rsid="000a2e0f"/>
    </style:style>
    <style:style style:name="T22" style:family="text">
      <style:text-properties style:font-name="Liberation Serif" officeooo:rsid="0008128c"/>
    </style:style>
    <style:style style:name="T23" style:family="text">
      <style:text-properties style:font-name="Liberation Serif" officeooo:rsid="00088eab"/>
    </style:style>
    <style:style style:name="T24" style:family="text">
      <style:text-properties officeooo:rsid="00088eab"/>
    </style:style>
    <style:style style:name="T25" style:family="text">
      <style:text-properties officeooo:rsid="000a2e0f"/>
    </style:style>
    <style:style style:name="T26" style:family="text">
      <style:text-properties officeooo:rsid="000ca3a1"/>
    </style:style>
    <style:style style:name="T27" style:family="text">
      <style:text-properties officeooo:rsid="000dec74"/>
    </style:style>
    <style:style style:name="T28" style:family="text">
      <style:text-properties officeooo:rsid="0018ea4d"/>
    </style:style>
    <style:style style:name="T29" style:family="text">
      <style:text-properties officeooo:rsid="001ac1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325</text:p>
      <text:p text:style-name="P1">Homework 2</text:p>
      <text:p text:style-name="P2">1)</text:p>
      <text:p text:style-name="P2">a) T(n) = T(n-2)+n</text:p>
      <text:p text:style-name="P2">Guess: O(n<text:span text:style-name="T1">2</text:span><text:span text:style-name="T4">) </text:span></text:p>
      <text:p text:style-name="P2"><text:span text:style-name="T4">Induction Goal: T(n) &lt;= d*n</text:span><text:span text:style-name="T1">2</text:span></text:p>
      <text:p text:style-name="P2"><text:span text:style-name="T4">Induction Hypothesis: T(n-2) &lt;= d(n-2)</text:span><text:span text:style-name="T1">2</text:span></text:p>
      <text:p text:style-name="P13">Proof:</text:p>
      <text:p text:style-name="P2"><text:span text:style-name="T4">T(n) = T(n-2) + n &lt;= d(n-2)</text:span><text:span text:style-name="T1">2</text:span><text:span text:style-name="T4"> + n</text:span></text:p>
      <text:p text:style-name="P2"><text:span text:style-name="T4">=d(n</text:span><text:span text:style-name="T1">2</text:span><text:span text:style-name="T4">-2n-2n+4)+n</text:span></text:p>
      <text:p text:style-name="P2"><text:span text:style-name="T4">=dn</text:span><text:span text:style-name="T1">2</text:span><text:span text:style-name="T4">-4nd+4d+n &lt;= dn</text:span><text:span text:style-name="T1">2</text:span></text:p>
      <text:p text:style-name="P2"><text:span text:style-name="T4">=dn</text:span><text:span text:style-name="T1">2</text:span><text:span text:style-name="T4">-(4nd-4d-n) &lt;= dn</text:span><text:span text:style-name="T1">2</text:span></text:p>
      <text:p text:style-name="P13">True when 4nd-4d-n &gt;= 0 -or- 4nd-n &gt;= 4d</text:p>
      <text:p text:style-name="P13">4nd &gt;= 4d-n, True for n, d &gt;=1</text:p>
      <text:p text:style-name="P13"/>
      <text:p text:style-name="P13">b)</text:p>
      <text:p text:style-name="P3">T(n) = T(n-1)+3</text:p>
      <text:p text:style-name="P3">Guess: O(n)</text:p>
      <text:p text:style-name="P3">Induction Goal: T(n) &lt;= n</text:p>
      <text:p text:style-name="P3">Induction Hypothesis: T(n-1) &lt;= c(n-1)</text:p>
      <text:p text:style-name="P3">Proof:</text:p>
      <text:p text:style-name="P3">T(n) = T(n-1)+3 &lt;= c(n-1)+3</text:p>
      <text:p text:style-name="P4">= T(n-1)&lt;= c(n-1)</text:p>
      <text:p text:style-name="P3">=cn-c<text:span text:style-name="T9">&lt;=cn</text:span></text:p>
      <text:p text:style-name="P3">True, for <text:span text:style-name="T9">c</text:span> &gt;= <text:span text:style-name="T9">0</text:span></text:p>
      <text:p text:style-name="P3"/>
      <text:p text:style-name="P6">c)</text:p>
      <text:p text:style-name="P44">2T(n/4)+n; a = 2, b = 4, log<text:span text:style-name="T10">4</text:span><text:span text:style-name="T4">2 = .5, f(n) = </text:span><text:span text:style-name="T7">n</text:span></text:p>
      <text:p text:style-name="P6"><text:span text:style-name="T4">Case </text:span><text:span text:style-name="T8">3</text:span><text:span text:style-name="T4">: .</text:span><text:span text:style-name="T8">5 &lt; 1</text:span></text:p>
      <text:p text:style-name="P45"><text:span text:style-name="T7">Check regularity:</text:span></text:p>
      <text:p text:style-name="P45"><text:span text:style-name="T7">2(n/4)&lt;=cn</text:span></text:p>
      <text:p text:style-name="P45"><text:span text:style-name="T7">.5n&lt;=cn, True for n&gt;=.5</text:span></text:p>
      <text:p text:style-name="P45"><text:span text:style-name="T7">T(n) = <text:s/></text:span><text:span text:style-name="T6">Θ</text:span><text:span text:style-name="T5">(n)</text:span></text:p>
      <text:p text:style-name="P14"/>
      <text:p text:style-name="P7"><text:span text:style-name="T7">d)T(n) = 4T(n/2) + n</text:span><text:span text:style-name="T2">2.5</text:span><text:span text:style-name="T7">; a =4, b = 2, log</text:span><text:span text:style-name="T11">2</text:span><text:span text:style-name="T7">4 = 2, f(n) = n</text:span><text:span text:style-name="T2">2.5</text:span></text:p>
      <text:p text:style-name="P7"><text:span text:style-name="T7">Case 3, since 2&lt;2.5</text:span><text:span text:style-name="T5">Θ</text:span><text:span text:style-name="T7">(n</text:span><text:span text:style-name="T2">2.5</text:span><text:span text:style-name="T7">)</text:span></text:p>
      <text:p text:style-name="P15">Check regularity: </text:p>
      <text:p text:style-name="P7">4(n/2)<text:span text:style-name="T1">2.5</text:span><text:span text:style-name="T4"> &lt;= c(n)</text:span><text:span text:style-name="T1">2.5</text:span></text:p>
      <text:p text:style-name="P8">4n<text:span text:style-name="T1">2.5</text:span>/2<text:span text:style-name="T1">2.5</text:span> &lt;= cn<text:span text:style-name="T1">2.5</text:span></text:p>
      <text:p text:style-name="P8">c = 4/(2*2<text:span text:style-name="T1">.5</text:span>) = 2/2<text:span text:style-name="T1">.5</text:span> = 2<text:span text:style-name="T1">.5</text:span></text:p>
      <text:p text:style-name="P8">Then T(n) = <text:span text:style-name="T12">Θ</text:span><text:span text:style-name="T19">(n</text:span><text:span text:style-name="T2">2.5</text:span><text:span text:style-name="T19">)</text:span></text:p>
      <text:p text:style-name="P15"/>
      <text:p text:style-name="P40"/>
      <text:p text:style-name="P15">2)</text:p>
      <text:p text:style-name="P16">A: T(n) = 5T(n/2) + n</text:p>
      <text:p text:style-name="P9"><text:span text:style-name="T19">a=5, b=2, f(n) = n, log</text:span><text:span text:style-name="T11">2</text:span><text:span text:style-name="T19">5 = 2.322</text:span></text:p>
      <text:p text:style-name="P16">Case 3, 2.322&gt;1</text:p>
      <text:p text:style-name="P17">Check regularity:</text:p>
      <text:p text:style-name="P17">5(n/2)&lt;=c(n), c = 5/2</text:p>
      <text:p text:style-name="P10"><text:span text:style-name="T19">T(n) = </text:span><text:span text:style-name="T13">Θ</text:span><text:span text:style-name="T20">(n</text:span><text:span text:style-name="T19">)</text:span></text:p>
      <text:p text:style-name="P17"/>
      <text:p text:style-name="P17">B: 2T(n-1)+c</text:p>
      <text:p text:style-name="P5">Guess: O(n)</text:p>
      <text:p text:style-name="P5">Induction Goal: T(n) &lt;= <text:span text:style-name="T25">c</text:span>n</text:p>
      <text:p text:style-name="P5">Induction Hypothesis: T(n-1) &lt;= c(n-1)</text:p>
      <text:p text:style-name="P5">Proof:</text:p>
      <text:p text:style-name="P5">T(n) = <text:span text:style-name="T24">2</text:span>T(n-1)<text:span text:style-name="T25">+c </text:span>&lt;= c(n-1)+<text:span text:style-name="T24">c</text:span></text:p>
      <text:p text:style-name="P10"><text:span text:style-name="T19">=</text:span><text:span text:style-name="T21">cn-c+c = cn &lt;= cn</text:span></text:p>
      <text:p text:style-name="P19">T(n) = O(n)</text:p>
      <text:p text:style-name="P19"/>
      <text:p text:style-name="P10"><text:span text:style-name="T19">C: T(n) = 9T(n/3)+n</text:span><text:span text:style-name="T2">2</text:span></text:p>
      <text:p text:style-name="P11"><text:span text:style-name="T19">a=9, b=3, f(n) = n</text:span><text:span text:style-name="T2">2</text:span><text:span text:style-name="T19">, </text:span><text:span text:style-name="T22">log</text:span><text:span text:style-name="T11">3</text:span><text:span text:style-name="T19">9</text:span><text:span text:style-name="T22"> = </text:span><text:span text:style-name="T19">3</text:span></text:p>
      <text:p text:style-name="P19">Case 3, 3&gt;2</text:p>
      <text:p text:style-name="P19">Check regularity:</text:p>
      <text:p text:style-name="P11"><text:span text:style-name="T19">9(n/3)&lt;=</text:span><text:span text:style-name="T22"> </text:span><text:span text:style-name="T19">n</text:span><text:span text:style-name="T2">2</text:span><text:span text:style-name="T19"> </text:span></text:p>
      <text:p text:style-name="P11"><text:span text:style-name="T19">=3n &lt;=n</text:span><text:span text:style-name="T2">2</text:span><text:span text:style-name="T19"> </text:span></text:p>
      <text:p text:style-name="P11"><text:span text:style-name="T19">T(n) = </text:span><text:span text:style-name="T13">Θ</text:span><text:span text:style-name="T20">(n</text:span><text:span text:style-name="T2">2</text:span><text:span text:style-name="T23">)</text:span></text:p>
      <text:p text:style-name="P18"/>
      <text:p text:style-name="P11"><text:span text:style-name="T23">I </text:span><text:span text:style-name="T19">would choose algorithm B; It works in linear time, and is big-O so could potentially work faster, as opposed to alforithm A, which works in Theta time, meaning it can't work faster</text:span></text:p>
      <text:p text:style-name="P19"/>
      <text:p text:style-name="P19">3) T(n) = 4T(n/2)+n</text:p>
      <text:p text:style-name="P12"><text:span text:style-name="T19">a=4, b=2, f(n) = n, log</text:span><text:span text:style-name="T11">2</text:span><text:span text:style-name="T19">4 = 2</text:span></text:p>
      <text:p text:style-name="P20">Case 3, <text:span text:style-name="T26">2</text:span>&gt;1</text:p>
      <text:p text:style-name="P21">Check regularity:</text:p>
      <text:p text:style-name="P21">4(n/2)&lt;=cn</text:p>
      <text:p text:style-name="P21">=2n&lt;=cn</text:p>
      <text:p text:style-name="P21">c = 2</text:p>
      <text:p text:style-name="P21"/>
      <text:p text:style-name="P41">4)</text:p>
      <text:p text:style-name="P21">ternarySearch(root, x)//x is value searched for</text:p>
      <text:p text:style-name="P21">link = root</text:p>
      <text:p text:style-name="P21">while (link-&gt;next != NULL)</text:p>
      <text:p text:style-name="P21">{</text:p>
      <text:p text:style-name="P21"><text:tab/>if (link→value) == x</text:p>
      <text:p text:style-name="P21"><text:tab/><text:tab/>return</text:p>
      <text:p text:style-name="P21"><text:tab/>else</text:p>
      <text:p text:style-name="P21"><text:tab/><text:tab/>{</text:p>
      <text:p text:style-name="P21"><text:tab/><text:tab/><text:tab/>// compare(x) <text:s/>function written by user to compare x values and determine which <text:tab/><text:tab/><text:tab/>//branch to follow—<text:span text:style-name="T27">will run in constant time (comparing two values is a constant <text:tab/><text:tab/><text:tab/>//time function)</text:span></text:p>
      <text:p text:style-name="P21"/>
      <text:p text:style-name="P21"><text:tab/><text:tab/><text:tab/>if (compare(x) == 1)</text:p>
      <text:p text:style-name="P21"><text:tab/><text:tab/><text:tab/><text:tab/>link→next = left_branch</text:p>
      <text:p text:style-name="P21"><text:tab/><text:tab/><text:tab/>else if (compare(x) == 2)</text:p>
      <text:p text:style-name="P21"><text:tab/><text:tab/><text:tab/><text:tab/>link→next = c<text:span text:style-name="T27">e</text:span>nter_branch</text:p>
      <text:p text:style-name="P21"><text:tab/><text:tab/><text:tab/>else if (compare(x) == 3)</text:p>
      <text:p text:style-name="P21"><text:tab/><text:tab/><text:tab/><text:tab/>link→next = right_branch</text:p>
      <text:p text:style-name="P21"><text:tab/><text:tab/>}</text:p>
      <text:p text:style-name="P21">}</text:p>
      <text:p text:style-name="P21"/>
      <text:p text:style-name="P22">T(n) = T(n/3)+c</text:p>
      <text:p text:style-name="P22">a=1, b=3, f(n) = c, log<text:span text:style-name="T10">3</text:span>1 = 0</text:p>
      <text:p text:style-name="P22">Case 2, 0 = 0</text:p>
      <text:p text:style-name="P22">T(n) = <text:span text:style-name="T12">Θ</text:span>(n<text:span text:style-name="T1">0</text:span> lg n) = <text:span text:style-name="T12">Θ</text:span>(lg n)</text:p>
      <text:p text:style-name="P22"/>
      <text:p text:style-name="P22">In the worst case, the value 'x' is never found; in this case, the ternary search will provide better time than the binary, because it can rule out 2/3 of the remaining tree with each iteration, while the binary tree can only rule out ½. To put it another way, in the worst case, a tree search algorithm will have a time corresponding to the height of the tree. A ternary tree will be shorter because it has more branches, so it will work faster in the worst case (log<text:span text:style-name="T10">3 </text:span>vs log<text:span text:style-name="T10">2</text:span>)</text:p>
      <text:p text:style-name="P22"/>
      <text:p text:style-name="P22">5)</text:p>
      <text:p text:style-name="P24">a) <text:span text:style-name="T28">Each time an array gets merged, there are one fewer merges that need to happen, so first there's k merges, then (k-1), then (k-2) etc down the last merge. The sum of this is the same as the of </text:span><text:span text:style-name="T18">Σ</text:span><text:span text:style-name="T28">k, which is k(k+1)/2. Since each k has n elements, the total time is nk(k+1) = nk</text:span><text:span text:style-name="T3">2</text:span><text:span text:style-name="T28">+nk, or </text:span><text:span text:style-name="T18">Θ(</text:span><text:span text:style-name="T28">nk</text:span><text:span text:style-name="T3">2</text:span><text:span text:style-name="T18">) complexity.</text:span></text:p>
      <text:p text:style-name="P23"/>
      <text:p text:style-name="P23">b) <text:span text:style-name="T18">If we act as if there is an array of these arrays, we can recursively merge them, with each iteration merging the two lower levels of merging. So if the base case is two arrays, they get merged. At the next level up, two of these merged arrays get merged, and this happens until all arrays are merged together.</text:span></text:p>
      <text:p text:style-name="P42">6)</text:p>
      <text:p text:style-name="P25"><text:span text:style-name="T12">a: </text:span><text:span text:style-name="T14">Worst time happens when all elements are in reverse order; this means that each element needs to moved k times, so in the worst case, insertion sort runs in nk time.</text:span></text:p>
      <text:p text:style-name="P26"><text:span text:style-name="T12">Guess: T(n) = <text:s/></text:span><text:span text:style-name="T15">Θ</text:span><text:span text:style-name="T12">(nk)</text:span></text:p>
      <text:p text:style-name="P29">Induction Goal: T(n) &lt;= dnk</text:p>
      <text:p text:style-name="P29">Hypothesis: T(n/k) &lt;= d(n/k)k</text:p>
      <text:p text:style-name="P29">Proof: T(n) = nk &lt;= dnk/k = dn</text:p>
      <text:p text:style-name="P29">True, for d&gt;=k</text:p>
      <text:p text:style-name="P29"/>
      <text:p text:style-name="P26"><text:span text:style-name="T12">b: </text:span><text:span text:style-name="T16">To do this we would go through the n/k sublists, merging the values into the main list. This would take nlg n time for the merging, but because we have n/k sublists, it will instead take the log of that, being n lg (n/k)</text:span></text:p>
      <text:p text:style-name="P29"/>
      <text:p text:style-name="P30">c: <text:s/><text:span text:style-name="T29">nk + n lg (n/k) = nk + n(lg n – lg k)</text:span></text:p>
      <text:p text:style-name="P43">nk &lt;= n(lg n – lg k)</text:p>
      <text:p text:style-name="P43">k &lt;= lg n – lg k</text:p>
      <text:p text:style-name="P43">k + lg k &lt;= lg n</text:p>
      <text:p text:style-name="P30"><text:span text:style-name="T29">The largest value for k is k+lg(k)&lt;=lg(n)</text:span><text:line-break/></text:p>
      <text:p text:style-name="P39">d: After finding k, experiment to see if that k value is still more efficient on that particular machine with that particular language, due the cost of the constant<text:span text:style-name="T29">s</text:span> of the algorithm <text:span text:style-name="T29">costing different times across different machines.</text:span></text:p>
      <text:p text:style-name="P39"/>
      <text:p text:style-name="P31">7)</text:p>
      <text:p text:style-name="P32">min_and_max_algorithm(array)</text:p>
      <text:p text:style-name="P32"><text:tab/>if (array.Length &lt;= 2) //base case-finds element that is smaller and larger, returns them</text:p>
      <text:p text:style-name="P32"><text:tab/>{</text:p>
      <text:p text:style-name="P32"><text:tab/><text:tab/>return smallerElement</text:p>
      <text:p text:style-name="P32"><text:tab/><text:tab/>return largerElement</text:p>
      <text:p text:style-name="P32"><text:tab/>}</text:p>
      <text:p text:style-name="P32"><text:tab/>else (array.length &gt; 2) //recursive case-</text:p>
      <text:p text:style-name="P32"><text:tab/>{</text:p>
      <text:p text:style-name="P28"><text:span text:style-name="T12"><text:tab/></text:span><text:span text:style-name="T17">//smaller element from left array</text:span></text:p>
      <text:p text:style-name="P27"><text:span text:style-name="T12"><text:tab/><text:tab/></text:span><text:span text:style-name="T17">smallerElement1 = min(min_and_max_algorithm(array[0..length/2]))</text:span></text:p>
      <text:p text:style-name="P34"/>
      <text:p text:style-name="P35"><text:tab/>//larger element from left array</text:p>
      <text:p text:style-name="P28"><text:span text:style-name="T12"><text:tab/><text:tab/></text:span><text:span text:style-name="T17">largerElement1 = <text:s/>max(min_and_max_algorithm(array[0..length/2]))</text:span></text:p>
      <text:p text:style-name="P35"/>
      <text:p text:style-name="P28"><text:span text:style-name="T12"><text:tab/></text:span><text:span text:style-name="T17">//smaller element from right array</text:span></text:p>
      <text:p text:style-name="P28"><text:span text:style-name="T12"><text:tab/><text:tab/></text:span><text:span text:style-name="T17">smallerElement2 = min(min_and_max_algorithm(array[length/2+1..length])) </text:span></text:p>
      <text:p text:style-name="P35"/>
      <text:p text:style-name="P35"><text:tab/>//larger element from right array</text:p>
      <text:p text:style-name="P35"><text:tab/><text:tab/>largerElement2 = <text:s/>max(min_and_max_algorithm(array[length/2+1..length])) </text:p>
      <text:p text:style-name="P32"/>
      <text:p text:style-name="P27"><text:span text:style-name="T12"><text:tab/>//</text:span><text:span text:style-name="T17">return the smaller and larger from the two arrays</text:span></text:p>
      <text:p text:style-name="P27"><text:span text:style-name="T12"><text:tab/></text:span><text:span text:style-name="T17">if (smallerElement1 &lt;= smallerElement2)</text:span></text:p>
      <text:p text:style-name="P34"><text:tab/><text:tab/>return smallerElement1</text:p>
      <text:p text:style-name="P27"><text:span text:style-name="T12"><text:tab/></text:span><text:span text:style-name="T17">else</text:span></text:p>
      <text:p text:style-name="P34"><text:tab/><text:tab/>return smallerElement2</text:p>
      <text:p text:style-name="P33"><text:soft-page-break/></text:p>
      <text:p text:style-name="P28"><text:span text:style-name="T12"><text:tab/></text:span><text:span text:style-name="T17">if (largerElement1 &gt; largerElement2)</text:span></text:p>
      <text:p text:style-name="P35"><text:tab/><text:tab/>return largerElement1</text:p>
      <text:p text:style-name="P28"><text:span text:style-name="T12"><text:tab/></text:span><text:span text:style-name="T17">else</text:span></text:p>
      <text:p text:style-name="P35"><text:tab/><text:tab/>return largerElement2</text:p>
      <text:p text:style-name="P32">}</text:p>
      <text:p text:style-name="P36">Guess: O(lg n)</text:p>
      <text:p text:style-name="P36">Induction Goal: T(n) &lt;= d lg n</text:p>
      <text:p text:style-name="P36">Induction Hypothesis: T(n/2)&lt;=d lg(n/2)</text:p>
      <text:p text:style-name="P36">Proof:2T(n/2)+c &lt;= 3d lg (n/2) + c</text:p>
      <text:p text:style-name="P36">=3d lg n – 3d lg 2 + c</text:p>
      <text:p text:style-name="P36">=3d lgn – 3d (1) + c</text:p>
      <text:p text:style-name="P36">= 3d lg n – 3d +c &lt;= 3d lg n</text:p>
      <text:p text:style-name="P36">if -3d+c&lt;= 0, True when c&lt;=3d, or d&gt;= 1/3 c</text:p>
      <text:p text:style-name="P36"/>
      <text:p text:style-name="P36">Iterative Algorithm:</text:p>
      <text:p text:style-name="P36">min = infinity</text:p>
      <text:p text:style-name="P36">max = -infinity</text:p>
      <text:p text:style-name="P36">for (i = 0; i&lt;array.length)</text:p>
      <text:p text:style-name="P36">{</text:p>
      <text:p text:style-name="P36"><text:tab/>if (array[i] &gt; max)</text:p>
      <text:p text:style-name="P36"><text:tab/><text:tab/>max = array[i]</text:p>
      <text:p text:style-name="P36"><text:tab/>if (array[i] &lt; min)</text:p>
      <text:p text:style-name="P36"><text:tab/><text:tab/>min = array[i]</text:p>
      <text:p text:style-name="P36">}</text:p>
      <text:p text:style-name="P36">return min</text:p>
      <text:p text:style-name="P36">return max</text:p>
      <text:p text:style-name="P37"/>
      <text:p text:style-name="P38">This is a linear algorithm Θ(n) because it goes through each element one time.</text:p>
      <text:p text:style-name="P38">The recursive, divide and conquer algorithm works much faster for large n. It may be slower for small n due to the recursive function calls, though this will depend on the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6:49:35.089000000</meta:creation-date>
    <dc:date>2015-10-11T17:35:04.531000000</dc:date>
    <meta:editing-duration>PT18H56M18S</meta:editing-duration>
    <meta:editing-cycles>8</meta:editing-cycles>
    <meta:generator>LibreOffice/5.0.0.5$Windows_x86 LibreOffice_project/1b1a90865e348b492231e1c451437d7a15bb262b</meta:generator>
    <meta:document-statistic meta:table-count="0" meta:image-count="0" meta:object-count="0" meta:page-count="5" meta:paragraph-count="158" meta:word-count="1005" meta:character-count="5496" meta:non-whitespace-character-count="4554"/>
  </office:meta>
</office:document-meta>
</file>